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80000005E394441AC5D925712.png" manifest:media-type="image/png"/>
  <manifest:file-entry manifest:full-path="Pictures/1000020100000389000000FBD1ED391469166D3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3399" officeooo:paragraph-rsid="001c33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0835in" svg:y="2in" svg:width="7.1252in" svg:height="2.9047in" draw:z-index="0"><draw:image xlink:href="Pictures/1000020100000389000000FBD1ED391469166D3E.png" xlink:type="simple" xlink:show="embed" xlink:actuate="onLoad" draw:mime-type="image/png"/></draw:frame>PROGRAMM:<draw:frame draw:style-name="fr1" draw:name="Image2" text:anchor-type="char" svg:x="0.9764in" svg:y="6.1in" svg:width="4.5563in" svg:height="2.4654in" draw:z-index="1"><draw:image xlink:href="Pictures/10000201000001080000005E394441AC5D9257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3:36:14.618000000</meta:creation-date>
    <dc:date>2022-09-17T13:37:25.652000000</dc:date>
    <meta:editing-duration>PT1M12S</meta:editing-duration>
    <meta:editing-cycles>1</meta:editing-cycles>
    <meta:document-statistic meta:table-count="0" meta:image-count="2" meta:object-count="0" meta:page-count="1" meta:paragraph-count="1" meta:word-count="1" meta:character-count="9" meta:non-whitespace-character-count="9"/>
    <meta:generator>LibreOffice/7.1.8.1$Windows_X86_64 LibreOffice_project/e1f30c802c3269a1d052614453f260e49458c82c</meta:generator>
  </office:meta>
</office:document-meta>
</file>